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d0b1"/>
    </style:style>
    <style:style style:name="P2" style:family="paragraph" style:parent-style-name="Standard">
      <style:text-properties officeooo:paragraph-rsid="0010edc4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officeooo:paragraph-rsid="00123733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T1" style:family="text">
      <style:text-properties officeooo:rsid="0010d0b1"/>
    </style:style>
    <style:style style:name="T2" style:family="text">
      <style:text-properties officeooo:rsid="0010edc4"/>
    </style:style>
    <style:style style:name="T3" style:family="text">
      <style:text-properties officeooo:rsid="00123733"/>
    </style:style>
    <style:style style:name="T4" style:family="text">
      <style:text-properties officeooo:rsid="0012db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che Kafka® è una piattaforma di streaming distribuita. Cosa significa esattamente? </text:p>
      <text:p text:style-name="P1"><text:span text:style-name="T1">E’ u</text:span>na piattaforma di streaming <text:span text:style-name="T1">ed </text:span>ha tre funzionalità chiave:</text:p>
      <text:list xml:id="list258055326" text:style-name="L1">
        <text:list-item>
          <text:p text:style-name="P3">Pubblica e <text:span text:style-name="T2">sottoscrive</text:span> flussi di record, simili a una coda di messaggi o a un sistema di messaggistica aziendale.</text:p>
        </text:list-item>
        <text:list-item>
          <text:p text:style-name="P3">Archivia flussi di record in modo duraturo e tollerante ai guasti.</text:p>
        </text:list-item>
        <text:list-item>
          <text:p text:style-name="P3">Elabora i flussi di record appena si <text:span text:style-name="T2">presentano</text:span>.</text:p>
          <text:p text:style-name="P3"/>
        </text:list-item>
      </text:list>
      <text:p text:style-name="Standard">Kafka è generalmente usato per due grandi classi di applicazioni:</text:p>
      <text:list xml:id="list1480285111" text:style-name="L2">
        <text:list-item>
          <text:p text:style-name="P4">Creazione in tempo reale di streaming di dati <text:span text:style-name="T3">in diversi </text:span>pipeline per ottenere dati affidabili tra sistemi o applicazioni.</text:p>
        </text:list-item>
        <text:list-item>
          <text:p text:style-name="P4">Creazione in tempo reale di applicazioni di streaming che trasformano o reagiscono ai flussi di dati</text:p>
        </text:list-item>
      </text:list>
      <text:p text:style-name="P2"/>
      <text:p text:style-name="P2">Per capire come Kafka fa queste cose, immergiamoci ed esploriamo le capacità di Kafka dal basso verso l'alto.</text:p>
      <text:p text:style-name="Standard"/>
      <text:p text:style-name="Standard">Innanzitutto alcuni concetti:</text:p>
      <text:list xml:id="list2279063455" text:style-name="L3">
        <text:list-item>
          <text:p text:style-name="P5">Kafka viene eseguito come un cluster su uno o più server che possono estendersi su più datacenter.</text:p>
        </text:list-item>
        <text:list-item>
          <text:p text:style-name="P5">Il cluster Kafka archivia i flussi di record in categorie denominate “<text:span text:style-name="T4">Topics”</text:span>.</text:p>
        </text:list-item>
        <text:list-item>
          <text:p text:style-name="P5">Ogni record è costituito da una chiave, un valore e un timestamp.</text:p>
          <text:p text:style-name="P5"/>
        </text:list-item>
      </text:list>
      <text:p text:style-name="Standard">Kafka ha quattro API principali:</text:p>
      <text:p text:style-name="Standard"/>
      <text:list xml:id="list2478668309" text:style-name="L4">
        <text:list-item>
          <text:p text:style-name="P6">L'API Producer consente a un'applicazione di pubblicare un flusso di record su uno o più Topics di Kafka.</text:p>
          <text:p text:style-name="P6"/>
        </text:list-item>
        <text:list-item>
          <text:p text:style-name="P6">L'API consumer consente a un'applicazione di iscriversi a uno o più Topics ed elaborare il flusso di record ad essi prodotti.</text:p>
          <text:p text:style-name="P6"/>
        </text:list-item>
        <text:list-item>
          <text:p text:style-name="P6">L'API Streams consente a un'applicazione di agire come un processore di flusso, consumando un flusso di input da uno o più Topics e producendo un flusso di output in uno o più Topics di output, trasformando efficacemente i flussi di input in flussi di output.</text:p>
          <text:p text:style-name="P6"/>
        </text:list-item>
        <text:list-item>
          <text:p text:style-name="P6">L'API Connector consente di creare e gestire produttori o consumatori riutilizzabili che collegano i Topics di Kafka ad applicazioni o sistemi di dati esistenti. Ad esempio, un connettore a un database relazionale potrebbe acquisire tutte le modifiche a una tabella.</text:p>
        </text:list-item>
      </text:list>
      <text:p text:style-name="Standard"/>
      <text:p text:style-name="Standard">In Kafka la comunicazione tra client e server avviene con un protocollo TCP agnostico di linguaggio semplice e ad alte prestazion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17:04:25.218743310</meta:creation-date>
    <dc:date>2019-08-05T22:51:36.202372110</dc:date>
    <meta:editing-duration>PT34M54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328" meta:character-count="1983" meta:non-whitespace-character-count="1685"/>
  </office:meta>
</office:document-meta>
</file>